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venirNext LT Pro Regular" svg:font-family="AvenirNext LT Pro Regular" style:font-family-generic="swiss" style:font-pitch="variable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efault" style:master-page-name="MP0" style:family="paragraph">
      <style:paragraph-properties fo:break-before="page"/>
    </style:style>
    <style:style style:name="P4" style:parent-style-name="Default" style:family="paragraph">
      <style:text-properties fo:font-size="16pt" style:font-size-asian="16pt" style:font-size-complex="16pt"/>
    </style:style>
    <style:style style:name="P5" style:parent-style-name="Default" style:family="paragraph">
      <style:text-properties fo:font-weight="bold" style:font-weight-asian="bold" style:font-weight-complex="bold" fo:color="#A04A6A" fo:font-size="10pt" style:font-size-asian="10pt" style:font-size-complex="10pt"/>
    </style:style>
    <style:style style:name="P6" style:parent-style-name="Default" style:family="paragraph">
      <style:text-properties fo:font-weight="bold" style:font-weight-asian="bold" style:font-weight-complex="bold" fo:color="#A04A6A" fo:font-size="10pt" style:font-size-asian="10pt" style:font-size-complex="10pt"/>
    </style:style>
    <style:style style:name="P7" style:parent-style-name="Default" style:family="paragraph">
      <style:text-properties fo:font-weight="bold" style:font-weight-asian="bold" style:font-weight-complex="bold" fo:color="#A04A6A" fo:font-size="9pt" style:font-size-asian="9pt" style:font-size-complex="9pt"/>
    </style:style>
    <style:style style:name="P8" style:parent-style-name="Default" style:family="paragraph">
      <style:text-properties fo:font-size="9pt" style:font-size-asian="9pt" style:font-size-complex="9pt" fo:language="en" fo:country="US"/>
    </style:style>
    <style:style style:name="P9" style:parent-style-name="Default" style:family="paragraph">
      <style:text-properties fo:font-size="9pt" style:font-size-asian="9pt" style:font-size-complex="9pt"/>
    </style:style>
    <style:style style:name="P10" style:parent-style-name="Default" style:family="paragraph">
      <style:text-properties fo:font-size="9pt" style:font-size-asian="9pt" style:font-size-complex="9pt"/>
    </style:style>
    <style:style style:name="P11" style:parent-style-name="Default" style:family="paragraph">
      <style:text-properties fo:font-size="9pt" style:font-size-asian="9pt" style:font-size-complex="9pt"/>
    </style:style>
    <style:style style:name="P12" style:parent-style-name="Default" style:family="paragraph">
      <style:text-properties fo:font-size="10pt" style:font-size-asian="10pt" style:font-size-complex="10pt"/>
    </style:style>
    <style:style style:name="P13" style:parent-style-name="Default" style:family="paragraph">
      <style:text-properties fo:font-weight="bold" style:font-weight-asian="bold" style:font-weight-complex="bold" fo:color="#A04A6A" fo:font-size="10pt" style:font-size-asian="10pt" style:font-size-complex="10pt"/>
    </style:style>
    <style:style style:name="P14" style:parent-style-name="Default" style:family="paragraph">
      <style:text-properties fo:font-size="10pt" style:font-size-asian="10pt" style:font-size-complex="10pt"/>
    </style:style>
    <style:style style:name="P15" style:parent-style-name="Default" style:family="paragraph">
      <style:text-properties fo:font-weight="bold" style:font-weight-asian="bold" style:font-weight-complex="bold" fo:font-size="9pt" style:font-size-asian="9pt" style:font-size-complex="9pt"/>
    </style:style>
    <style:style style:name="P16" style:parent-style-name="Default" style:family="paragraph">
      <style:text-properties fo:font-size="9pt" style:font-size-asian="9pt" style:font-size-complex="9pt"/>
    </style:style>
    <style:style style:name="P17" style:parent-style-name="Default" style:family="paragraph"/>
    <style:style style:name="T18" style:parent-style-name="Standaardalinea-lettertype" style:family="text">
      <style:text-properties fo:font-size="9pt" style:font-size-asian="9pt" style:font-size-complex="9pt"/>
    </style:style>
    <style:style style:name="T19" style:parent-style-name="Standaardalinea-lettertype" style:family="text">
      <style:text-properties fo:font-size="9pt" style:font-size-asian="9pt" style:font-size-complex="9pt"/>
    </style:style>
    <style:style style:name="T20" style:parent-style-name="Standaardalinea-lettertype" style:family="text">
      <style:text-properties fo:font-style="italic" style:font-style-asian="italic" style:font-style-complex="italic" fo:font-size="9pt" style:font-size-asian="9pt" style:font-size-complex="9pt"/>
    </style:style>
    <style:style style:name="T21" style:parent-style-name="Standaardalinea-lettertype" style:family="text">
      <style:text-properties fo:font-size="9pt" style:font-size-asian="9pt" style:font-size-complex="9pt"/>
    </style:style>
    <style:style style:name="P22" style:parent-style-name="Default" style:family="paragraph">
      <style:text-properties fo:font-size="9pt" style:font-size-asian="9pt" style:font-size-complex="9pt"/>
    </style:style>
    <style:style style:name="P23" style:parent-style-name="Default" style:family="paragraph">
      <style:text-properties fo:font-size="9pt" style:font-size-asian="9pt" style:font-size-complex="9pt"/>
    </style:style>
    <style:style style:name="P24" style:parent-style-name="Default" style:family="paragraph">
      <style:text-properties fo:font-size="9pt" style:font-size-asian="9pt" style:font-size-complex="9pt"/>
    </style:style>
    <style:style style:name="P25" style:parent-style-name="Default" style:family="paragraph">
      <style:paragraph-properties fo:margin-left="1in">
        <style:tab-stops/>
      </style:paragraph-properties>
      <style:text-properties fo:font-size="9pt" style:font-size-asian="9pt" style:font-size-complex="9pt"/>
    </style:style>
    <style:style style:name="P26" style:parent-style-name="Default" style:family="paragraph">
      <style:text-properties fo:font-weight="bold" style:font-weight-asian="bold" style:font-weight-complex="bold" fo:font-size="9pt" style:font-size-asian="9pt" style:font-size-complex="9pt"/>
    </style:style>
    <style:style style:name="P27" style:parent-style-name="Default" style:family="paragraph">
      <style:text-properties fo:font-weight="bold" style:font-weight-asian="bold" style:font-weight-complex="bold" fo:font-size="9pt" style:font-size-asian="9pt" style:font-size-complex="9pt"/>
    </style:style>
    <style:style style:name="P28" style:parent-style-name="Default" style:family="paragraph">
      <style:paragraph-properties fo:line-height="106%"/>
    </style:style>
    <style:style style:name="T29" style:parent-style-name="Standaardalinea-lettertype" style:family="text">
      <style:text-properties fo:font-size="9pt" style:font-size-asian="9pt" style:font-size-complex="9pt"/>
    </style:style>
    <style:style style:name="P30" style:parent-style-name="Default" style:family="paragraph">
      <style:paragraph-properties fo:line-height="106%"/>
      <style:text-properties fo:font-size="9pt" style:font-size-asian="9pt" style:font-size-complex="9pt"/>
    </style:style>
    <style:style style:name="P31" style:parent-style-name="Default" style:family="paragraph">
      <style:text-properties fo:font-size="9pt" style:font-size-asian="9pt" style:font-size-complex="9pt"/>
    </style:style>
    <style:style style:name="P32" style:parent-style-name="Default" style:family="paragraph">
      <style:text-properties fo:font-size="9pt" style:font-size-asian="9pt" style:font-size-complex="9pt"/>
    </style:style>
    <style:style style:name="P33" style:parent-style-name="Default" style:family="paragraph">
      <style:text-properties fo:font-size="9pt" style:font-size-asian="9pt" style:font-size-complex="9pt"/>
    </style:style>
    <style:style style:name="P34" style:parent-style-name="Default" style:family="paragraph">
      <style:text-properties fo:font-size="9pt" style:font-size-asian="9pt" style:font-size-complex="9pt"/>
    </style:style>
    <style:style style:name="P35" style:parent-style-name="Default" style:family="paragraph">
      <style:text-properties fo:font-size="9pt" style:font-size-asian="9pt" style:font-size-complex="9pt"/>
    </style:style>
    <style:style style:name="P36" style:parent-style-name="Default" style:family="paragraph">
      <style:paragraph-properties fo:margin-left="0.5in">
        <style:tab-stops/>
      </style:paragraph-properties>
      <style:text-properties fo:font-size="9pt" style:font-size-asian="9pt" style:font-size-complex="9pt"/>
    </style:style>
    <style:style style:name="P37" style:parent-style-name="Default" style:family="paragraph">
      <style:text-properties fo:font-weight="bold" style:font-weight-asian="bold" style:font-weight-complex="bold" fo:font-size="9pt" style:font-size-asian="9pt" style:font-size-complex="9pt"/>
    </style:style>
    <style:style style:name="P38" style:parent-style-name="Default" style:family="paragraph">
      <style:text-properties fo:font-size="9pt" style:font-size-asian="9pt" style:font-size-complex="9pt" fo:language="en" fo:country="US"/>
    </style:style>
    <style:style style:name="P39" style:parent-style-name="Default" style:family="paragraph">
      <style:text-properties fo:font-size="9pt" style:font-size-asian="9pt" style:font-size-complex="9pt"/>
    </style:style>
    <style:style style:name="P40" style:parent-style-name="Default" style:family="paragraph">
      <style:text-properties fo:font-size="9pt" style:font-size-asian="9pt" style:font-size-complex="9pt"/>
    </style:style>
    <style:style style:name="P41" style:parent-style-name="Default" style:family="paragraph">
      <style:text-properties fo:font-size="9pt" style:font-size-asian="9pt" style:font-size-complex="9pt"/>
    </style:style>
    <style:style style:name="P42" style:parent-style-name="Default" style:family="paragraph">
      <style:paragraph-properties fo:margin-left="0.5in">
        <style:tab-stops/>
      </style:paragraph-properties>
      <style:text-properties fo:font-size="9pt" style:font-size-asian="9pt" style:font-size-complex="9pt"/>
    </style:style>
    <style:style style:name="P43" style:parent-style-name="Default" style:family="paragraph">
      <style:text-properties fo:font-weight="bold" style:font-weight-asian="bold" style:font-weight-complex="bold" fo:font-size="9pt" style:font-size-asian="9pt" style:font-size-complex="9pt"/>
    </style:style>
    <style:style style:name="P44" style:parent-style-name="Default" style:family="paragraph">
      <style:text-properties fo:font-size="9pt" style:font-size-asian="9pt" style:font-size-complex="9pt"/>
    </style:style>
    <style:style style:name="P45" style:parent-style-name="Default" style:family="paragraph">
      <style:text-properties fo:font-size="9pt" style:font-size-asian="9pt" style:font-size-complex="9pt"/>
    </style:style>
    <style:style style:name="P46" style:parent-style-name="Default" style:family="paragraph">
      <style:paragraph-properties fo:margin-left="0.5in">
        <style:tab-stops/>
      </style:paragraph-properties>
      <style:text-properties fo:font-size="9pt" style:font-size-asian="9pt" style:font-size-complex="9pt"/>
    </style:style>
    <style:style style:name="P47" style:parent-style-name="Default" style:family="paragraph">
      <style:text-properties fo:font-weight="bold" style:font-weight-asian="bold" style:font-weight-complex="bold" fo:font-size="9pt" style:font-size-asian="9pt" style:font-size-complex="9pt"/>
    </style:style>
    <style:style style:name="P48" style:parent-style-name="Default" style:family="paragraph"/>
    <style:style style:name="T49" style:parent-style-name="Standaardalinea-lettertype" style:family="text">
      <style:text-properties fo:font-style="italic" style:font-style-asian="italic" style:font-style-complex="italic" fo:font-size="9pt" style:font-size-asian="9pt" style:font-size-complex="9pt"/>
    </style:style>
    <style:style style:name="T50" style:parent-style-name="Standaardalinea-lettertype" style:family="text">
      <style:text-properties fo:font-size="9pt" style:font-size-asian="9pt" style:font-size-complex="9pt"/>
    </style:style>
    <style:style style:name="T51" style:parent-style-name="Standaardalinea-lettertype" style:family="text">
      <style:text-properties fo:font-size="9pt" style:font-size-asian="9pt" style:font-size-complex="9pt"/>
    </style:style>
    <style:style style:name="T52" style:parent-style-name="Standaardalinea-lettertype" style:family="text">
      <style:text-properties fo:font-size="9pt" style:font-size-asian="9pt" style:font-size-complex="9pt"/>
    </style:style>
    <style:style style:name="P53" style:parent-style-name="Default" style:family="paragraph">
      <style:text-properties fo:font-size="9pt" style:font-size-asian="9pt" style:font-size-complex="9pt"/>
    </style:style>
    <style:style style:name="P54" style:parent-style-name="Default" style:family="paragraph"/>
    <style:style style:name="T55" style:parent-style-name="Standaardalinea-lettertype" style:family="text">
      <style:text-properties fo:font-style="italic" style:font-style-asian="italic" fo:font-size="9pt" style:font-size-asian="9pt" style:font-size-complex="9pt"/>
    </style:style>
    <style:style style:name="T56" style:parent-style-name="Standaardalinea-lettertype" style:family="text">
      <style:text-properties fo:font-size="9pt" style:font-size-asian="9pt" style:font-size-complex="9pt"/>
    </style:style>
    <style:style style:name="P57" style:parent-style-name="Default" style:family="paragraph">
      <style:text-properties fo:font-size="9pt" style:font-size-asian="9pt" style:font-size-complex="9pt"/>
    </style:style>
    <style:style style:name="P58" style:parent-style-name="Default" style:family="paragraph"/>
    <style:style style:name="T59" style:parent-style-name="Standaardalinea-lettertype" style:family="text">
      <style:text-properties fo:font-size="9pt" style:font-size-asian="9pt" style:font-size-complex="9pt" fo:language="en" fo:country="US"/>
    </style:style>
    <style:style style:name="T60" style:parent-style-name="Standaardalinea-lettertype" style:family="text">
      <style:text-properties fo:font-style="italic" style:font-style-asian="italic" fo:font-size="9pt" style:font-size-asian="9pt" style:font-size-complex="9pt" fo:language="en" fo:country="US"/>
    </style:style>
    <style:style style:name="T61" style:parent-style-name="Standaardalinea-lettertype" style:family="text">
      <style:text-properties fo:font-size="9pt" style:font-size-asian="9pt" style:font-size-complex="9pt" fo:language="en" fo:country="US"/>
    </style:style>
    <style:style style:name="P62" style:parent-style-name="Default" style:family="paragraph">
      <style:text-properties fo:font-size="9pt" style:font-size-asian="9pt" style:font-size-complex="9pt" fo:language="en" fo:country="US"/>
    </style:style>
    <style:style style:name="P63" style:parent-style-name="Default" style:family="paragraph">
      <style:text-properties fo:font-size="9pt" style:font-size-asian="9pt" style:font-size-complex="9pt" fo:language="en" fo:country="US"/>
    </style:style>
    <style:style style:name="P64" style:parent-style-name="Default" style:family="paragraph">
      <style:text-properties fo:font-size="9pt" style:font-size-asian="9pt" style:font-size-complex="9pt"/>
    </style:style>
    <style:style style:name="P65" style:parent-style-name="Default" style:family="paragraph">
      <style:text-properties fo:font-size="9pt" style:font-size-asian="9pt" style:font-size-complex="9pt"/>
    </style:style>
    <style:style style:name="P66" style:parent-style-name="Default" style:family="paragraph">
      <style:text-properties fo:font-weight="bold" style:font-weight-asian="bold" style:font-weight-complex="bold" fo:color="#A04A6A" fo:font-size="10pt" style:font-size-asian="10pt" style:font-size-complex="10pt"/>
    </style:style>
    <style:style style:name="P67" style:parent-style-name="Default" style:family="paragraph">
      <style:text-properties fo:font-weight="bold" style:font-weight-asian="bold" style:font-weight-complex="bold" fo:color="#A04A6A" fo:font-size="10pt" style:font-size-asian="10pt" style:font-size-complex="10pt"/>
    </style:style>
    <style:style style:name="T68" style:parent-style-name="Standaardalinea-lettertype" style:family="text">
      <style:text-properties fo:font-weight="bold" style:font-weight-asian="bold" style:font-weight-complex="bold" fo:color="#A04A6A" fo:font-size="10pt" style:font-size-asian="10pt" style:font-size-complex="10pt"/>
    </style:style>
    <style:style style:name="P69" style:parent-style-name="Default" style:family="paragraph">
      <style:text-properties fo:font-weight="bold" style:font-weight-asian="bold" style:font-weight-complex="bold" fo:font-size="9pt" style:font-size-asian="9pt" style:font-size-complex="9pt"/>
    </style:style>
    <style:style style:name="P70" style:parent-style-name="Default" style:family="paragraph"/>
    <style:style style:name="T71" style:parent-style-name="Standaardalinea-lettertype" style:family="text">
      <style:text-properties style:font-weight-complex="bold" fo:font-size="9pt" style:font-size-asian="9pt" style:font-size-complex="9pt"/>
    </style:style>
    <style:style style:name="P72" style:parent-style-name="Default" style:family="paragraph">
      <style:text-properties style:font-weight-complex="bold" fo:font-size="9pt" style:font-size-asian="9pt" style:font-size-complex="9pt"/>
    </style:style>
    <style:style style:name="P73" style:parent-style-name="Default" style:family="paragraph">
      <style:paragraph-properties fo:margin-left="0.5in">
        <style:tab-stops/>
      </style:paragraph-properties>
      <style:text-properties style:font-weight-complex="bold" fo:font-size="9pt" style:font-size-asian="9pt" style:font-size-complex="9pt"/>
    </style:style>
    <style:style style:name="P74" style:parent-style-name="Default" style:family="paragraph">
      <style:text-properties fo:font-weight="bold" style:font-weight-asian="bold" style:font-weight-complex="bold" fo:font-size="9pt" style:font-size-asian="9pt" style:font-size-complex="9pt"/>
    </style:style>
    <style:style style:name="P75" style:parent-style-name="Default" style:family="paragraph">
      <style:text-properties fo:font-size="9pt" style:font-size-asian="9pt" style:font-size-complex="9pt"/>
    </style:style>
    <style:style style:name="P76" style:parent-style-name="Default" style:family="paragraph">
      <style:text-properties fo:font-size="9pt" style:font-size-asian="9pt" style:font-size-complex="9pt"/>
    </style:style>
    <style:style style:name="P77" style:parent-style-name="Default" style:family="paragraph">
      <style:text-properties fo:font-size="9pt" style:font-size-asian="9pt" style:font-size-complex="9pt"/>
    </style:style>
  </office:automatic-styles>
  <office:body>
    <office:text text:use-soft-page-breaks="true">
      <text:p text:style-name="P1"/>
      <text:p text:style-name="P4">ABDOMINALE – LEVERCHIRURGIE</text:p>
      <text:p text:style-name="P5"/>
      <text:p text:style-name="P6">Preoperatieve aandachtspunten<text:s/></text:p>
      <text:p text:style-name="P7"/>
      <text:list text:style-name="LFO3" text:continue-numbering="true">
        <text:list-item>
          <text:p text:style-name="P8">Preops via chirurg, meestal consult cardio preop.</text:p>
        </text:list-item>
        <text:list-item>
          <text:p text:style-name="P9">Meestal opname dag zelf.<text:s/></text:p>
        </text:list-item>
        <text:list-item>
          <text:p text:style-name="P10">Resource-koolhydraatdrank avond en ochtend preop.</text:p>
        </text:list-item>
        <text:list-item>
          <text:p text:style-name="P11">Bloed besteld door chirurg.</text:p>
        </text:list-item>
      </text:list>
      <text:p text:style-name="P12"/>
      <text:p text:style-name="P13">Peroperatief – anesthesie<text:s/></text:p>
      <text:p text:style-name="P14"/>
      <text:p text:style-name="P15">Locoregionale<text:s/></text:p>
      <text:list text:style-name="LFO4" text:continue-numbering="true">
        <text:list-item>
          <text:p text:style-name="P16">Afhankelijk van uitgebreidheid.</text:p>
          <text:list text:continue-numbering="true">
            <text:list-item>
              <text:p text:style-name="P17"><text:span text:style-name="T18">Laparotomie: midthoracale PCEA (Th 7-8)</text:span><text:span text:style-name="T19">, tenzij zeer grote resectie met weinig<text:s/></text:span><text:span text:style-name="T20">functional liver remnant</text:span><text:span text:style-name="T21">.</text:span></text:p>
            </text:list-item>
            <text:list-item>
              <text:p text:style-name="P22">Laparoscopie/robotisch: single shot spinale morfine lumbaal, 100-150 mcg morfine (1 ampul van 10 mg in minibag 100 mL: hiervan 1-1,5 mL)</text:p>
            </text:list-item>
            <text:list-item>
              <text:p text:style-name="P23">Ongeplande conversie naar laparotomie: overweeg TAP/QL/RSB/PCIA</text:p>
            </text:list-item>
            <text:list-item>
              <text:p text:style-name="P24">Klein letsel: geen LRA</text:p>
            </text:list-item>
          </text:list>
        </text:list-item>
      </text:list>
      <text:p text:style-name="P25"/>
      <text:p text:style-name="P26">Installatie patiënt<text:s/></text:p>
      <text:p text:style-name="P27"/>
      <text:p text:style-name="P28"><text:span text:style-name="T29">Per patiënt bespreken in overleg met dr. D’Hondt. Afhankelijk van locatie letsels (nabijheid grote vaten, uitgebreidheid, cirrose, risico op conversie naar laparotomie):</text:span></text:p>
      <text:p text:style-name="P30"/>
      <text:list text:style-name="LFO4" text:continue-numbering="true">
        <text:list-item>
          <text:p text:style-name="P31">Twee perifere lijnen (Plasmalyte 2x).</text:p>
        </text:list-item>
        <text:list-item>
          <text:p text:style-name="P32">Arteriële: altijd, behalve kleine, perifere tumoren met minimaal bloedingsrisico.</text:p>
        </text:list-item>
        <text:list-item>
          <text:p text:style-name="P33">Centrale catheter: zelden (comorbiditeit, langdurig IZ-verblijf, moeilijke perifere access)</text:p>
        </text:list-item>
        <text:list-item>
          <text:p text:style-name="P34">Maagsonde</text:p>
        </text:list-item>
        <text:list-item>
          <text:p text:style-name="P35">Antitrendelenburg, linkerarm mag op steun, SpotOn, continue TOF</text:p>
        </text:list-item>
      </text:list>
      <text:p text:style-name="P36"/>
      <text:p text:style-name="P37">Inductie-onderhoudsmedicatie<text:s/></text:p>
      <text:list text:style-name="LFO4" text:continue-numbering="true">
        <text:list-item>
          <text:p text:style-name="P38">Eigen voorkeur, bv: Diprivan TCI – Ultiva – Nimbex-drip</text:p>
        </text:list-item>
        <text:list-item>
          <text:p text:style-name="P39">Noradrenaline meestal noodzakelijk (hypovolemie)</text:p>
        </text:list-item>
        <text:list-item>
          <text:p text:style-name="P40">Overweeg in plaats van NA Glypressin bij cirrotische levers (klaarmaken op IZ: 3mg/50ml). Bolus 1mg/30min, verder aan 2 mcg/kg/u)</text:p>
        </text:list-item>
        <text:list-item>
          <text:p text:style-name="P41">Cefazoline 2g</text:p>
        </text:list-item>
      </text:list>
      <text:p text:style-name="P42"/>
      <text:p text:style-name="P43">Pijnbeleid<text:s/></text:p>
      <text:list text:style-name="LFO4" text:continue-numbering="true">
        <text:list-item>
          <text:p text:style-name="P44">PCEA: pas opladen na parenchymtransectie, te groot risico op hemodynamische instabiliteit.</text:p>
        </text:list-item>
        <text:list-item>
          <text:p text:style-name="P45">Klassieke multimodale analgesie (paracetamol, NSAID, Oxynorm, Morfine/Dipi iv)</text:p>
        </text:list-item>
      </text:list>
      <text:p text:style-name="P46"/>
      <text:p text:style-name="P47">Specifieke aandachtspunten</text:p>
      <text:list text:style-name="LFO4" text:continue-numbering="true">
        <text:list-item>
          <text:p text:style-name="P48"><text:span text:style-name="T49">Blood salvage</text:span><text:span text:style-name="T50">: afname bloed via arteriële lijn. Aansluiten bloedtransfusiezak op arteriële<text:s/></text:span><text:span text:style-name="T51">of dikke perifere<text:s/></text:span><text:span text:style-name="T52">lijn, op weegschaal leggen, vullen tot 0.7% lichaamsgewicht is afgenomen. Zak weegt ca 80g, maximum toegelaten volume is 450 +- 10%, dus maximum toegelaten totaalgewicht is 575g. Tijdens bloedafname bloeddruk met manchet opvolgen.</text:span></text:p>
          <text:list text:continue-numbering="true">
            <text:list-item>
              <text:p text:style-name="P53">Andere manieren van bloedafname zijn mogelijk (perifeer, centraal), maar hierbij NIET helpen met een spuit: dit activeert stolling en leidt tot bloedzak vol klonters. Arteriële is meest betrouwbare, zij het niet altijd de snelste manier.</text:p>
            </text:list-item>
          </text:list>
        </text:list-item>
        <text:list-item>
          <text:p text:style-name="P54"><text:span text:style-name="T55">Hypovolemie</text:span><text:span text:style-name="T56"><text:s/>nastreven: infusen minimaal laten lopen. Hypotensie opvangen met NA.</text:span></text:p>
        </text:list-item>
        <text:list-item>
          <text:p text:style-name="P57">Na resectie lever: eerst eigen bloed terugtransfunderen, daarna tekort opvullen met Plasmalyte (op geleide SVV of 1 liter blind)</text:p>
        </text:list-item>
        <text:list-item>
          <text:p text:style-name="P58"><text:span text:style-name="T59">High index of suspicion voor<text:s/></text:span><text:span text:style-name="T60">gasembool</text:span><text:span text:style-name="T61"><text:s/>bij laparoscopie/robotisch.</text:span></text:p>
          <text:list text:continue-numbering="true">
            <text:list-item>
              <text:p text:style-name="P62">100% O2</text:p>
            </text:list-item>
            <text:list-item>
              <text:p text:style-name="P63">vaak adrenaline nodig</text:p>
            </text:list-item>
            <text:list-item>
              <text:p text:style-name="P64">communicatie chirurg: aanpassen insufflatiedruk; soms vraag om apnoe te geven om<text:s/>bijkomende embolen te voorkomen<text:s/>en bv. gat in vene te kunnen overhechten of natte compressen tegen snedevlak te leggen.</text:p>
            </text:list-item>
          </text:list>
        </text:list-item>
        <text:list-item>
          <text:p text:style-name="P65">Maagsonde verwijderen op einde ingreep.</text:p>
        </text:list-item>
      </text:list>
      <text:p text:style-name="P66"/>
      <text:p text:style-name="P67">Postoperatieve aandachtspunten</text:p>
      <text:p text:style-name="Default"><text:span text:style-name="T68"><text:s/></text:span></text:p>
      <text:p text:style-name="P69">Speciale aandachtspunten medicatie<text:s/></text:p>
      <text:list text:style-name="LFO4" text:continue-numbering="true">
        <text:list-item>
          <text:p text:style-name="P70"><text:span text:style-name="T71">Cfr medicatieschema KP.</text:span></text:p>
        </text:list-item>
        <text:list-item>
          <text:p text:style-name="P72">In principe wel Fraxiparine, tenzij expliciete vraag dr D’Hondt</text:p>
        </text:list-item>
      </text:list>
      <text:p text:style-name="P73"/>
      <text:p text:style-name="P74">Aandachtspunten recovery<text:s/></text:p>
      <text:list text:style-name="LFO4" text:continue-numbering="true">
        <text:list-item>
          <text:p text:style-name="P75">Opletten met overvulling</text:p>
        </text:list-item>
        <text:list-item>
          <text:p text:style-name="P76">Bloedgas bij aankomst recovery.</text:p>
        </text:list-item>
        <text:list-item>
          <text:p text:style-name="P77">Meestal ontslag na verlengde recovery. Zelden PAZA/IZ in overleg dr D’Hondt.</text:p>
        </text:list-item>
      </text:list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venirNext LT Pro Regular" svg:font-family="AvenirNext LT Pro Regular" style:font-family-generic="swiss" style:font-pitch="variable"/>
    <style:font-face style:name="Lucida Grande" svg:font-family="Lucida Grande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ahoma" style:font-name-asian="Tahom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0833in" fo:margin-bottom="0.1388in"/>
      <style:text-properties style:font-name-asian="MS Gothic" style:font-weight-complex="bold" fo:font-size="18pt" style:font-size-asian="18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416in"/>
      <style:text-properties style:font-name-asian="MS Gothic" fo:font-weight="bold" style:font-weight-asian="bold" style:font-weight-complex="bold" fo:color="#A14B6A" fo:font-size="10pt" style:font-size-asian="10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833in" fo:margin-bottom="0.0833in"/>
      <style:text-properties style:font-name-asian="MS Gothic" fo:font-weight="bold" style:font-weight-asian="bold" style:font-weight-complex="bold" fo:color="#000000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833in" fo:margin-bottom="0.0833in"/>
      <style:text-properties style:font-name-asian="MS Gothic" fo:font-weight="bold" style:font-weight-asian="bold" style:font-weight-complex="bold" style:font-style-complex="italic" fo:color="#A14B6A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1388in"/>
      <style:text-properties style:font-name-asian="MS Gothic" fo:color="#885D04" fo:hyphenate="false"/>
    </style:style>
    <style:style style:name="Standaard" style:display-name="Standaard" style:family="paragraph">
      <style:paragraph-properties fo:line-height="115%"/>
      <style:text-properties fo:font-size="9pt" style:font-size-asian="9pt"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venirNext LT Pro Regular" style:font-name-asian="MS Gothic" style:font-name-complex="Times New Roman" style:font-weight-complex="bold" fo:font-size="18pt" style:font-size-asian="18pt" style:font-size-complex="16pt"/>
    </style:style>
    <style:style style:name="Kop2Char" style:display-name="Kop 2 Char" style:family="text" style:parent-style-name="Standaardalinea-lettertype">
      <style:text-properties style:font-name="AvenirNext LT Pro Regular" style:font-name-asian="MS Gothic" style:font-name-complex="Times New Roman" fo:font-weight="bold" style:font-weight-asian="bold" style:font-weight-complex="bold" fo:color="#A14B6A" fo:font-size="10pt" style:font-size-asian="10pt" style:font-size-complex="13pt"/>
    </style:style>
    <style:style style:name="Kop3Char" style:display-name="Kop 3 Char" style:family="text" style:parent-style-name="Standaardalinea-lettertype">
      <style:text-properties style:font-name="AvenirNext LT Pro Regular" style:font-name-asian="MS Gothic" style:font-name-complex="Times New Roman" fo:font-weight="bold" style:font-weight-asian="bold" style:font-weight-complex="bold" fo:color="#000000" fo:font-size="9pt" style:font-size-asian="9pt"/>
    </style:style>
    <style:style style:name="Kop4Char" style:display-name="Kop 4 Char" style:family="text" style:parent-style-name="Standaardalinea-lettertype">
      <style:text-properties style:font-name="Tahoma" style:font-name-asian="MS Gothic" style:font-name-complex="Times New Roman" fo:font-weight="bold" style:font-weight-asian="bold" style:font-weight-complex="bold" style:font-style-complex="italic" fo:color="#A14B6A" fo:font-size="9pt" style:font-size-asian="9pt"/>
    </style:style>
    <style:style style:name="Kop5Char" style:display-name="Kop 5 Char" style:family="text" style:parent-style-name="Standaardalinea-lettertype">
      <style:text-properties style:font-name="Tahoma" style:font-name-asian="MS Gothic" style:font-name-complex="Times New Roman" fo:color="#885D04" fo:font-size="9pt" style:font-size-asian="9pt"/>
    </style:style>
    <style:style style:name="Titel" style:display-name="Titel" style:family="paragraph" style:parent-style-name="Standaard" style:next-style-name="Standaard">
      <style:paragraph-properties fo:border-top="none" fo:border-left="none" fo:border-bottom="0.0138in solid #F8B322" fo:border-right="none" fo:padding-top="0in" fo:padding-left="0in" fo:padding-bottom="0.0555in" fo:padding-right="0in" style:shadow="none" fo:margin-bottom="0.2083in"/>
      <style:text-properties style:font-name-asian="MS Gothic" fo:color="#000000" fo:letter-spacing="0.0034in" style:letter-kerning="true" fo:font-size="26pt" style:font-size-asian="26pt" style:font-size-complex="26pt" fo:hyphenate="false"/>
    </style:style>
    <style:style style:name="TitelChar" style:display-name="Titel Char" style:family="text" style:parent-style-name="Standaardalinea-lettertype">
      <style:text-properties style:font-name="Tahoma" style:font-name-asian="MS Gothic" style:font-name-complex="Times New Roman" fo:color="#000000" fo:letter-spacing="0.0034in" style:letter-kerning="true" fo:font-size="26pt" style:font-size-asian="26pt" style:font-size-complex="26pt"/>
    </style:style>
    <style:style style:name="Ballontekst" style:display-name="Ballontekst" style:family="paragraph" style:parent-style-name="Standaard">
      <style:text-properties style:font-name="Lucida Grande" style:font-name-complex="Lucida Grande" style:font-size-complex="9pt" fo:hyphenate="false"/>
    </style:style>
    <style:style style:name="BallontekstChar" style:display-name="Ballontekst Char" style:family="text" style:parent-style-name="Standaardalinea-lettertype">
      <style:text-properties style:font-name="Lucida Grande" style:font-name-complex="Lucida Grande" fo:font-size="9pt" style:font-size-asian="9pt" style:font-size-complex="9pt"/>
    </style:style>
    <style:style style:name="accent" style:display-name="accent" style:family="text" style:parent-style-name="Standaardalinea-lettertype">
      <style:text-properties style:font-name="AvenirNext LT Pro Regular" fo:font-weight="bold" style:font-weight-asian="bold" fo:font-style="normal" style:font-style-asian="normal" fo:language="nl" fo:country="BE"/>
    </style:style>
    <style:style style:name="Voettekst" style:display-name="Voettekst" style:family="paragraph" style:parent-style-name="Standaard">
      <style:paragraph-properties fo:margin-bottom="0.0833in">
        <style:tab-stops>
          <style:tab-stop style:type="center" style:position="3.15in"/>
          <style:tab-stop style:type="right" style:position="6.3in"/>
        </style:tab-stops>
      </style:paragraph-properties>
      <style:text-properties fo:font-size="8pt" style:font-size-asian="8pt" fo:hyphenate="false"/>
    </style:style>
    <style:style style:name="VoettekstChar" style:display-name="Voettekst Char" style:family="text" style:parent-style-name="Standaardalinea-lettertype">
      <style:text-properties style:font-name="AvenirNext LT Pro Regular" fo:font-size="8pt" style:font-size-asian="8pt"/>
    </style:style>
    <style:style style:name="invullijn" style:display-name="invullijn" style:family="paragraph" style:parent-style-name="Standaard">
      <style:paragraph-properties fo:margin-top="0.0833in" fo:margin-bottom="0.0833in"/>
      <style:text-properties fo:language="en" fo:country="US" fo:hyphenate="false"/>
    </style:style>
    <style:style style:name="opsomming" style:display-name="opsomming" style:family="paragraph" style:parent-style-name="Standaard" style:list-style-name="LFO20">
      <style:text-properties fo:hyphenate="false"/>
    </style:style>
    <style:style style:name="lijst" style:display-name="lijst" style:family="paragraph" style:parent-style-name="Standaard" style:list-style-name="LFO21">
      <style:text-properties style:font-name-asian="Times New Roman" style:font-size-complex="11pt" style:language-asian="nl" style:country-asian="NL" fo:hyphenate="false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Ondertitel" style:display-name="Ondertitel" style:family="paragraph" style:parent-style-name="Standaard" style:next-style-name="Standaard">
      <style:text-properties style:font-name-asian="MS Gothic" fo:font-style="italic" style:font-style-asian="italic" style:font-style-complex="italic" fo:color="#F8B322" fo:letter-spacing="0.0104in" fo:font-size="12pt" style:font-size-asian="12pt" fo:hyphenate="false"/>
    </style:style>
    <style:style style:name="OndertitelChar" style:display-name="Ondertitel Char" style:family="text" style:parent-style-name="Standaardalinea-lettertype">
      <style:text-properties style:font-name="Tahoma" style:font-name-asian="MS Gothic" style:font-name-complex="Times New Roman" fo:font-style="italic" style:font-style-asian="italic" style:font-style-complex="italic" fo:color="#F8B322" fo:letter-spacing="0.0104in"/>
    </style:style>
    <style:style style:name="Subtielebenadrukking" style:display-name="Subtiele benadrukking" style:family="text" style:parent-style-name="Standaardalinea-lettertype">
      <style:text-properties fo:font-style="italic" style:font-style-asian="italic" style:font-style-complex="italic" fo:color="#808080"/>
    </style:style>
    <style:style style:name="Nadruk" style:display-name="Nadruk" style:family="text" style:parent-style-name="Standaardalinea-lettertype">
      <style:text-properties fo:font-style="italic" style:font-style-asian="italic" style:font-style-complex="italic"/>
    </style:style>
    <style:style style:name="Intensievebenadrukking" style:display-name="Intensieve benadrukking" style:family="text" style:parent-style-name="Standaardalinea-lettertype">
      <style:text-properties fo:font-weight="bold" style:font-weight-asian="bold" style:font-weight-complex="bold" fo:font-style="italic" style:font-style-asian="italic" style:font-style-complex="italic" fo:color="#F8B322"/>
    </style:style>
    <style:style style:name="Zwaar" style:display-name="Zwaar" style:family="text" style:parent-style-name="Standaardalinea-lettertype">
      <style:text-properties fo:font-weight="bold" style:font-weight-asian="bold" style:font-weight-complex="bold"/>
    </style:style>
    <style:style style:name="Citaat" style:display-name="Citaat" style:family="paragraph" style:parent-style-name="Standaard" style:next-style-name="Standaard">
      <style:text-properties fo:font-style="italic" style:font-style-asian="italic" style:font-style-complex="italic" fo:color="#000000" fo:hyphenate="false"/>
    </style:style>
    <style:style style:name="CitaatChar" style:display-name="Citaat Char" style:family="text" style:parent-style-name="Standaardalinea-lettertype">
      <style:text-properties style:font-name="AvenirNext LT Pro Regular" fo:font-style="italic" style:font-style-asian="italic" style:font-style-complex="italic" fo:color="#000000" fo:font-size="9pt" style:font-size-asian="9pt"/>
    </style:style>
    <style:style style:name="Duidelijkcitaat" style:display-name="Duidelijk citaat" style:family="paragraph" style:parent-style-name="Standaard" style:next-style-name="Standaard">
      <style:paragraph-properties fo:border-top="none" fo:border-left="none" fo:border-bottom="0.0069in solid #F8B322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F8B322" fo:hyphenate="false"/>
    </style:style>
    <style:style style:name="DuidelijkcitaatChar" style:display-name="Duidelijk citaat Char" style:family="text" style:parent-style-name="Standaardalinea-lettertype">
      <style:text-properties style:font-name="AvenirNext LT Pro Regular" fo:font-weight="bold" style:font-weight-asian="bold" style:font-weight-complex="bold" fo:font-style="italic" style:font-style-asian="italic" style:font-style-complex="italic" fo:color="#F8B322" fo:font-size="9pt" style:font-size-asian="9pt"/>
    </style:style>
    <style:style style:name="Subtieleverwijzing" style:display-name="Subtiele verwijzing" style:family="text" style:parent-style-name="Standaardalinea-lettertype">
      <style:text-properties fo:font-variant="small-caps" fo:color="#7B003B" style:text-underline-type="single" style:text-underline-style="solid" style:text-underline-width="auto" style:text-underline-mode="continuous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7B003B" fo:letter-spacing="0.0034in" style:text-underline-type="single" style:text-underline-style="solid" style:text-underline-width="auto" style:text-underline-mode="continuous"/>
    </style:style>
    <style:style style:name="Titelvanboek" style:display-name="Titel van boek" style:family="text" style:parent-style-name="Standaardalinea-lettertype">
      <style:text-properties fo:font-weight="bold" style:font-weight-asian="bold" style:font-weight-complex="bold" fo:font-variant="small-caps" fo:letter-spacing="0.0034in"/>
    </style:style>
    <style:style style:name="Koptekst" style:display-name="Koptekst" style:family="paragraph" style:parent-style-name="Standaard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style:font-name="AvenirNext LT Pro Regular" fo:font-size="9pt" style:font-size-asian="9pt"/>
    </style:style>
    <style:style style:name="Default" style:display-name="Default" style:family="paragraph">
      <style:paragraph-properties style:text-autospace="none"/>
      <style:text-properties style:font-name-complex="Tahoma" fo:color="#000000" fo:language="nl" fo:country="BE" fo:hyphenate="false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20" style:display-name="LFO20">
      <text:list-level-style-bullet text:level="1" text:style-name="WW_CharLFO1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 style:display-name="LFO21">
      <text:list-level-style-number text:level="1" style:num-suffix="." style:num-format="1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3LVL1" style:family="text">
      <style:text-properties style:font-name="Tahoma" style:font-name-asian="Tahoma" style:font-name-complex="Tahoma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ahoma" style:font-name-asian="Tahoma" style:font-name-complex="Tahoma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ahoma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7875in" fo:margin-left="0.7875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7875in"/>
      </style:footer-style>
    </style:page-layout>
    <style:style style:name="T2" style:parent-style-name="Standaardalinea-lettertype" style:family="text">
      <style:text-properties fo:language="nl" fo:country="BE" style:language-asian="nl" style:country-asian="BE"/>
    </style:style>
    <style:style style:name="T3" style:parent-style-name="Standaardalinea-lettertype" style:family="text">
      <style:text-properties style:font-size-complex="8pt" fo:language="nl" fo:country="BE" style:language-asian="nl" style:country-asian="BE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-content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</office:automatic-styles>
  <office:master-styles>
    <style:master-page style:name="MP0" style:page-layout-name="PL0">
      <style:header>
        <text:p text:style-name="Standaard"><text:span text:style-name="T2"><draw:frame draw:z-index="251659264" draw:style-name="a0" draw:name="Afbeelding 1" text:anchor-type="paragraph" svg:x="0.00903in" svg:y="0.39583in" svg:width="1.72676in" svg:height="0.7874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Voettekst"><text:span text:style-name="T3"><draw:frame draw:z-index="251661312" draw:style-name="a1" draw:name="Afbeelding 3" text:anchor-type="paragraph" svg:x="0in" svg:y="0.24097in" svg:width="6.47431in" svg:height="0.60972in" style:rel-width="scale" style:rel-height="scale"><draw:image xlink:href="media/image2.png" xlink:type="simple" xlink:show="embed" xlink:actuate="onLoad"/><svg:title/><svg:desc>N:\Grafisme\AZG huisstijl\Briefhoofd\voordruk\voetnoot A4.png</svg:desc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EELANT PIETER JAN</meta:initial-creator>
    <dc:creator>Steelant Pieter Jan</dc:creator>
    <meta:creation-date>2025-12-30T08:24:00Z</meta:creation-date>
    <dc:date>2025-12-30T08:24:00Z</dc:date>
    <meta:print-date>2013-02-22T14:05:00Z</meta:print-date>
    <meta:template xlink:href="document_A4_kleur" xlink:type="simple"/>
    <meta:editing-cycles>4</meta:editing-cycles>
    <meta:editing-duration>PT0S</meta:editing-duration>
    <meta:document-statistic meta:page-count="1" meta:paragraph-count="6" meta:word-count="467" meta:character-count="3032" meta:row-count="21" meta:non-whitespace-character-count="2571"/>
  </office:meta>
</office:document-meta>
</file>